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Consolas" svg:font-family="Consolas, 'Courier New', monospace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6a4f6" officeooo:paragraph-rsid="0006a4f6"/>
    </style:style>
    <style:style style:name="P2" style:family="paragraph" style:parent-style-name="Standard" style:list-style-name="L1">
      <style:text-properties officeooo:rsid="0006a4f6" officeooo:paragraph-rsid="0006a4f6"/>
    </style:style>
    <style:style style:name="P3" style:family="paragraph" style:parent-style-name="Standard">
      <style:text-properties officeooo:rsid="0006a4f6" officeooo:paragraph-rsid="0006a4f6"/>
    </style:style>
    <style:style style:name="P4" style:family="paragraph" style:parent-style-name="Standard">
      <style:text-properties officeooo:rsid="00083f8f" officeooo:paragraph-rsid="00083f8f"/>
    </style:style>
    <style:style style:name="P5" style:family="paragraph" style:parent-style-name="Standard" style:list-style-name="L2">
      <style:text-properties officeooo:rsid="00083f8f" officeooo:paragraph-rsid="00083f8f"/>
    </style:style>
    <style:style style:name="T1" style:family="text">
      <style:text-properties officeooo:rsid="0009633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pplication features:</text:p>
      <text:list xml:id="list591552082" text:style-name="L1">
        <text:list-item>
          <text:p text:style-name="P2">To display popup when checking out a particular product</text:p>
        </text:list-item>
        <text:list-item>
          <text:p text:style-name="P2">Showing an alert popup that will let the customer know that the product has certain ingredients in it</text:p>
        </text:list-item>
        <text:list-item>
          <text:p text:style-name="P2">To alert customer that they are ordering for a preorder</text:p>
        </text:list-item>
        <text:list-item>
          <text:p text:style-name="P2">to show popup that will be shown to the customer only once during their session</text:p>
        </text:list-item>
      </text:list>
      <text:p text:style-name="P1"/>
      <text:p text:style-name="P4">Application packages:</text:p>
      <text:list xml:id="list2669366440" text:style-name="L2">
        <text:list-item>
          <text:p text:style-name="P5"><text:s text:c="4"/>"@shopify/app-bridge-react": "^1.28.0",</text:p>
        </text:list-item>
        <text:list-item>
          <text:p text:style-name="P5"><text:s text:c="4"/>"@shopify/koa-shopify-auth": "^3.1.72",</text:p>
        </text:list-item>
        <text:list-item>
          <text:p text:style-name="P5"><text:s text:c="4"/>"@shopify/koa-shopify-graphql-proxy": "^4.0.4",</text:p>
        </text:list-item>
        <text:list-item>
          <text:p text:style-name="P5"><text:s text:c="4"/>"@shopify/koa-shopify-webhooks": "^2.5.2",</text:p>
        </text:list-item>
        <text:list-item>
          <text:p text:style-name="P5"><text:s text:c="4"/>"@shopify/polaris": "^5.10.1",</text:p>
        </text:list-item>
        <text:list-item>
          <text:p text:style-name="P5"><text:s text:c="4"/>"@zeit/next-css": "^1.0.1",</text:p>
        </text:list-item>
        <text:list-item>
          <text:p text:style-name="P5"><text:s text:c="4"/>"apollo-boost": "^0.4.9",</text:p>
        </text:list-item>
        <text:list-item>
          <text:p text:style-name="P5"><text:s text:c="4"/>"dotenv": "^8.2.0",</text:p>
        </text:list-item>
        <text:list-item>
          <text:p text:style-name="P5"><text:s text:c="4"/>"graphql": "^15.4.0",</text:p>
        </text:list-item>
        <text:list-item>
          <text:p text:style-name="P5"><text:s text:c="4"/>"isomorphic-fetch": "^3.0.0",</text:p>
        </text:list-item>
        <text:list-item>
          <text:p text:style-name="P5"><text:s text:c="4"/>"js-cookie": "^2.2.1",</text:p>
        </text:list-item>
        <text:list-item>
          <text:p text:style-name="P5"><text:s text:c="4"/>"koa": "^2.13.0",</text:p>
        </text:list-item>
        <text:list-item>
          <text:p text:style-name="P5"><text:s text:c="4"/>"koa-router": "^8.0.8",</text:p>
        </text:list-item>
        <text:list-item>
          <text:p text:style-name="P5"><text:s text:c="4"/>"koa-session": "^6.1.0",</text:p>
        </text:list-item>
        <text:list-item>
          <text:p text:style-name="P5"><text:s text:c="4"/>"next": "^10.0.3",</text:p>
        </text:list-item>
        <text:list-item>
          <text:p text:style-name="P5"><text:s text:c="4"/>"react": "^17.0.1",</text:p>
        </text:list-item>
        <text:list-item>
          <text:p text:style-name="P5"><text:s text:c="4"/>"react-apollo": "^3.1.5",</text:p>
        </text:list-item>
        <text:list-item>
          <text:p text:style-name="P5"><text:s text:c="4"/>"react-dom": "^17.0.1",</text:p>
        </text:list-item>
        <text:list-item>
          <text:p text:style-name="P5"><text:s text:c="4"/>"store-js": "^2.0.4"</text:p>
        </text:list-item>
        <text:list-item>
          <text:p text:style-name="P5">Summernote <text:span text:style-name="T1">(summernote.org/getting-started)</text:span> =&gt; texteditor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Consolas" svg:font-family="Consolas, 'Courier New', monospace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1-25T09:18:07.705000000</meta:creation-date>
    <meta:generator>LibreOffice/7.0.3.1$Windows_X86_64 LibreOffice_project/d7547858d014d4cf69878db179d326fc3483e082</meta:generator>
    <dc:date>2020-11-27T01:05:17.147000000</dc:date>
    <meta:editing-duration>PT2H23M40S</meta:editing-duration>
    <meta:editing-cycles>2</meta:editing-cycles>
    <meta:document-statistic meta:table-count="0" meta:image-count="0" meta:object-count="0" meta:page-count="1" meta:paragraph-count="26" meta:word-count="122" meta:character-count="998" meta:non-whitespace-character-count="850"/>
  </office:meta>
</office:document-meta>
</file>